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 draw:shadow="hidden"/>
    </style:style>
    <style:style style:name="gr4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00ff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svg:stroke-width="0.152cm" svg:stroke-color="#00ff00" draw:marker-start-width="0.427cm" draw:marker-end-width="0.427cm" draw:fill="solid" draw:fill-color="#ffff99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</style:style>
    <style:style style:name="gr7" style:family="graphic" style:parent-style-name="standard">
      <style:graphic-properties svg:stroke-width="0.152cm" svg:stroke-color="#00ff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152cm" svg:stroke-color="#00ffff" draw:marker-start-width="0.427cm" draw:marker-end-width="0.427cm" draw:fill="solid" draw:fill-color="#ffff99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</style:style>
    <style:style style:name="gr9" style:family="graphic" style:parent-style-name="standard">
      <style:graphic-properties svg:stroke-width="0.152cm" svg:stroke-color="#ff0000" draw:marker-start-width="0.427cm" draw:marker-end-width="0.427cm" draw:fill="solid" draw:fill-color="#ffff99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true" fo:min-height="3.506cm"/>
    </style:style>
    <style:style style:name="pr4" style:family="presentation" style:parent-style-name="template-outline1" style:list-style-name="L2">
      <style:graphic-properties draw:auto-grow-height="true" fo:min-height="13.859cm"/>
    </style:style>
    <style:style style:name="pr5" style:family="presentation" style:parent-style-name="template-outline1" style:list-style-name="L2">
      <style:graphic-properties draw:auto-grow-height="true" fo:min-height="13.859cm"/>
    </style:style>
    <style:style style:name="pr6" style:family="presentation" style:parent-style-name="template-title">
      <style:graphic-properties fo:min-height="3.506cm"/>
    </style:style>
    <style:style style:name="pr7" style:family="presentation" style:parent-style-name="template-outline1">
      <style:graphic-properties fo:min-height="13.859cm"/>
    </style:style>
    <style:style style:name="pr8" style:family="presentation" style:parent-style-name="template-notes">
      <style:graphic-properties draw:fill-color="#ffffff" fo:min-height="13.364cm"/>
    </style:style>
    <style:style style:name="pr9" style:family="presentation" style:parent-style-name="template-outline1">
      <style:graphic-properties fo:min-height="11.939cm"/>
    </style:style>
    <style:style style:name="pr10" style:family="presentation" style:parent-style-name="template-outline1">
      <style:graphic-properties fo:min-height="1.832cm"/>
    </style:style>
    <style:style style:name="pr11" style:family="presentation" style:parent-style-name="template-outline1">
      <style:graphic-properties fo:min-height="3.897cm"/>
    </style:style>
    <style:style style:name="pr12" style:family="presentation" style:parent-style-name="template-outline1" style:list-style-name="L6">
      <style:graphic-properties draw:auto-grow-height="true" fo:min-height="13.859cm"/>
    </style:style>
    <style:style style:name="pr13" style:family="presentation" style:parent-style-name="template-outline1" style:list-style-name="L7">
      <style:graphic-properties fo:min-height="13.859cm"/>
    </style:style>
    <style:style style:name="pr14" style:family="presentation" style:parent-style-name="template-outline1" style:list-style-name="L6">
      <style:graphic-properties draw:auto-grow-height="true" fo:min-height="13.859cm"/>
    </style:style>
    <style:style style:name="pr15" style:family="presentation" style:parent-style-name="template-outline1">
      <style:graphic-properties fo:min-height="1.436cm"/>
    </style:style>
    <style:style style:name="pr16" style:family="presentation" style:parent-style-name="template-outline1" style:list-style-name="L6">
      <style:graphic-properties draw:auto-grow-height="true" fo:min-height="13.859cm"/>
    </style:style>
    <style:style style:name="pr17" style:family="presentation" style:parent-style-name="template-outline1" style:list-style-name="L6">
      <style:graphic-properties draw:auto-grow-height="true" fo:min-height="13.859cm"/>
    </style:style>
    <style:style style:name="pr18" style:family="presentation" style:parent-style-name="template-outline1" style:list-style-name="L6">
      <style:graphic-properties draw:auto-grow-height="true" fo:min-height="13.859cm"/>
    </style:style>
    <style:style style:name="pr19" style:family="presentation" style:parent-style-name="template-outline1" style:list-style-name="L6">
      <style:graphic-properties draw:auto-grow-height="true" fo:min-height="13.859cm"/>
    </style:style>
    <style:style style:name="pr20" style:family="presentation" style:parent-style-name="template-outline1" style:list-style-name="L2">
      <style:graphic-properties draw:auto-grow-height="true" fo:min-height="13.85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178cm"/>
    </style:style>
    <style:style style:name="ce1" style:family="table-cell">
      <style:graphic-properties style:repeat="repeat" draw:textarea-vertical-align="middle"/>
      <style:paragraph-properties fo:text-align="start"/>
      <style:text-properties fo:font-size="26pt" style:font-size-asian="26pt" style:font-size-complex="26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style:graphic-properties draw:fill="solid" draw:fill-color="#94bd5e" style:repeat="repeat" draw:textarea-vertical-align="middle"/>
      <style:paragraph-properties fo:text-align="start"/>
      <style:text-properties fo:font-size="26pt" style:font-size-asian="26pt" style:font-size-complex="26pt"/>
    </style:style>
    <style:style style:name="ce4" style:family="table-cell">
      <style:graphic-properties draw:fill="solid" draw:fill-color="#94bd5e"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5" style:family="table-cell">
      <style:graphic-properties draw:fill="solid" draw:fill-color="#ffffcc" style:repeat="repeat" draw:textarea-vertical-align="middle"/>
      <style:paragraph-properties fo:text-align="start"/>
      <style:text-properties fo:font-size="26pt" style:font-size-asian="26pt" style:font-size-complex="26pt"/>
    </style:style>
    <style:style style:name="ce6" style:family="table-cell">
      <style:graphic-properties draw:fill="solid" draw:fill-color="#ffffcc"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paragraph-properties fo:margin-left="0.629cm" fo:margin-right="0cm" fo:text-indent="0cm"/>
    </style:style>
    <style:style style:name="P6" style:family="paragraph">
      <style:paragraph-properties fo:margin-left="0.629cm" fo:margin-right="0cm" fo:text-indent="0cm"/>
      <style:text-properties fo:font-size="28pt" style:font-size-asian="28pt" style:font-size-complex="28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.604cm" fo:margin-right="0cm" fo:text-indent="0cm"/>
    </style:style>
    <style:style style:name="P10" style:family="paragraph">
      <style:text-properties fo:font-size="20pt"/>
    </style:style>
    <style:style style:name="P11" style:family="paragraph">
      <style:paragraph-properties fo:margin-left="0.576cm" fo:margin-right="0cm" fo:text-indent="0cm"/>
    </style:style>
    <style:style style:name="P12" style:family="paragraph">
      <style:text-properties fo:color="#00ff00"/>
    </style:style>
    <style:style style:name="P13" style:family="paragraph">
      <style:text-properties fo:font-family="FreeMono" style:font-family-generic="modern" style:font-pitch="fixed" fo:font-size="26pt" style:font-size-asian="26pt" style:font-size-complex="26pt"/>
    </style:style>
    <style:style style:name="P14" style:family="paragraph">
      <style:paragraph-properties fo:margin-left="1.2cm" fo:margin-right="0cm" fo:margin-top="0cm" fo:margin-bottom="0.5cm" fo:text-indent="-0.9cm"/>
    </style:style>
    <style:style style:name="P15" style:family="paragraph">
      <style:paragraph-properties fo:margin-left="1.2cm" fo:margin-right="0cm" fo:margin-top="0cm" fo:margin-bottom="0.5cm" fo:text-indent="-0.9cm"/>
      <style:text-properties fo:color="#ffffff" fo:font-family="FreeMono" style:font-family-generic="modern" style:font-pitch="fixed" fo:font-size="24pt" style:font-family-asian="'HG Mincho Light J'" style:font-pitch-asian="variable" style:font-size-asian="24pt" style:font-size-complex="24pt"/>
    </style:style>
    <style:style style:name="P16" style:family="paragraph">
      <style:text-properties fo:font-family="FreeMono" style:font-family-generic="modern" style:font-pitch="fixed" fo:font-size="32pt" style:font-size-asian="32pt" style:font-size-complex="32pt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margin-left="0.6cm" fo:margin-right="0cm" fo:text-indent="-0.6cm"/>
      <style:text-properties fo:font-size="20pt" style:font-size-asian="20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ff00" fo:font-size="28pt" style:font-size-asian="28pt" style:font-size-complex="28pt"/>
    </style:style>
    <style:style style:name="T5" style:family="text">
      <style:text-properties fo:color="#ffff00"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color="#00ff00"/>
    </style:style>
    <style:style style:name="T8" style:family="text">
      <style:text-properties fo:font-family="FreeMono" style:font-family-generic="modern" style:font-pitch="fixed" fo:font-size="26pt" style:font-size-asian="26pt" style:font-size-complex="26pt"/>
    </style:style>
    <style:style style:name="T9" style:family="text">
      <style:text-properties fo:color="#ffffff" fo:font-family="FreeMono" style:font-family-generic="modern" style:font-pitch="fixed" fo:font-size="24pt" style:font-family-asian="'HG Mincho Light J'" style:font-pitch-asian="variable" style:font-size-asian="24pt" style:font-size-complex="24pt"/>
    </style:style>
    <style:style style:name="T10" style:family="text">
      <style:text-properties fo:font-family="FreeMono" style:font-family-generic="modern" style:font-pitch="fixed"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0pt" style:font-size-asian="20pt"/>
    </style:style>
    <style:style style:name="T1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71cm" text:min-label-width="0.92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24cm" text:min-label-width="0.876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8ae234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8ae234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8ae234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ae234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ae234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ae234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ae234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ae234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ae234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space-before="0.3cm" text:min-label-width="0.9cm"/>
        <style:text-properties fo:color="#8ae234" fo:font-size="100%"/>
      </text:list-level-style-number>
      <text:list-level-style-number text:level="2" style:num-suffix="." style:num-format="1" text:start-value="7">
        <style:list-level-properties text:space-before="1.6cm" text:min-label-width="0.8cm"/>
        <style:text-properties fo:color="#8ae234" fo:font-size="100%"/>
      </text:list-level-style-number>
      <text:list-level-style-number text:level="3" style:num-suffix="." style:num-format="1" text:start-value="7">
        <style:list-level-properties text:space-before="3cm" text:min-label-width="0.6cm"/>
        <style:text-properties fo:color="#8ae234" fo:font-size="100%"/>
      </text:list-level-style-number>
      <text:list-level-style-number text:level="4" style:num-suffix="." style:num-format="1" text:start-value="7">
        <style:list-level-properties text:space-before="4.2cm" text:min-label-width="0.6cm"/>
        <style:text-properties fo:color="#8ae234" fo:font-size="100%"/>
      </text:list-level-style-number>
      <text:list-level-style-number text:level="5" style:num-suffix="." style:num-format="1" text:start-value="7">
        <style:list-level-properties text:space-before="5.4cm" text:min-label-width="0.6cm"/>
        <style:text-properties fo:color="#8ae234" fo:font-size="100%"/>
      </text:list-level-style-number>
      <text:list-level-style-number text:level="6" style:num-suffix="." style:num-format="1" text:start-value="7">
        <style:list-level-properties text:space-before="6.6cm" text:min-label-width="0.6cm"/>
        <style:text-properties fo:color="#8ae234" fo:font-size="100%"/>
      </text:list-level-style-number>
      <text:list-level-style-number text:level="7" style:num-suffix="." style:num-format="1" text:start-value="7">
        <style:list-level-properties text:space-before="7.8cm" text:min-label-width="0.6cm"/>
        <style:text-properties fo:color="#8ae234" fo:font-size="100%"/>
      </text:list-level-style-number>
      <text:list-level-style-number text:level="8" style:num-suffix="." style:num-format="1" text:start-value="7">
        <style:list-level-properties text:space-before="9cm" text:min-label-width="0.6cm"/>
        <style:text-properties fo:color="#8ae234" fo:font-size="100%"/>
      </text:list-level-style-number>
      <text:list-level-style-number text:level="9" style:num-suffix="." style:num-format="1" text:start-value="7">
        <style:list-level-properties text:space-before="10.2cm" text:min-label-width="0.6cm"/>
        <style:text-properties fo:color="#8ae234" fo:font-size="100%"/>
      </text:list-level-style-number>
      <text:list-level-style-number text:level="10" style:num-suffix="." style:num-format="1" text:start-value="7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2010 </text:span><text:span text:style-name="T1">复赛 纸带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纸带</text:p>
          </draw:text-box>
        </draw:frame>
        <draw:frame presentation:style-name="pr4" draw:text-style-name="P6" draw:layer="layout" svg:width="25.199cm" svg:height="14.047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小明在美术课上给马上要过生日的妈妈做了张贺卡，为了装饰这张贺卡，小明买了一条彩带，但是彩带上并不是所有颜色小明都喜欢，于是小明决定裁剪这条彩带，以取得最好的装饰效果。现已知彩带由</text:span><text:span text:style-name="T3">n</text:span><text:span text:style-name="T3">种不同颜色顺次相接而成，而每种颜色的装饰效果用一个整数表示，彩带上各个颜色的装饰效果为整数</text:span><text:span text:style-name="T3">(</text:span><text:span text:style-name="T3">包括正整数</text:span><text:span text:style-name="T3">, 0, </text:span><text:span text:style-name="T3">负整数</text:span><text:span text:style-name="T3">)</text:span><text:span text:style-name="T3">，从左到右依次为</text:span><text:span text:style-name="T3">a1, a2 … an,</text:span><text:span text:style-name="T3">小明可以从中裁剪出连续的一段用来装饰贺卡，而装饰效果就是这一段上各个颜色装饰效果的总和。当然，如果所有颜色的装饰效果都只能起到负面的作用</text:span><text:span text:style-name="T3">(</text:span><text:span text:style-name="T3">即</text:span><text:span text:style-name="T3">ai &lt; 0)</text:span><text:span text:style-name="T3">，小明也可以放弃用彩带来装饰贺卡</text:span><text:span text:style-name="T3">(</text:span><text:span text:style-name="T3">获得的装饰效果为</text:span><text:span text:style-name="T3">0)</text:span><text:span text:style-name="T3">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关键词句</text:p>
          </draw:text-box>
        </draw:frame>
        <draw:frame presentation:style-name="pr5" draw:text-style-name="P6" draw:layer="layout" svg:width="25.199cm" svg:height="14.047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小明在美术课上给马上要过生日的妈妈做了张贺卡，为了装饰这张贺卡，小明买了一条彩带，但是彩带上并不是所有颜色小明都喜欢，于是小明决定裁剪这条彩带，以取得最好的装饰效果。现已知彩带由</text:span><text:span text:style-name="T3">n</text:span><text:span text:style-name="T3">种不同颜色顺次相接而成，而每种颜色的装饰效果用一个整数表示，彩带上各个颜色的装饰效果为</text:span><text:span text:style-name="T4">整数</text:span><text:span text:style-name="T4">(</text:span><text:span text:style-name="T4">包括正整数</text:span><text:span text:style-name="T4">, 0, </text:span><text:span text:style-name="T4">负整数</text:span><text:span text:style-name="T4">)</text:span><text:span text:style-name="T3">，从左到右依次为</text:span><text:span text:style-name="T3">a1, a2 … an,</text:span><text:span text:style-name="T3">小明可以从中裁剪出</text:span><text:span text:style-name="T4">连续</text:span><text:span text:style-name="T3">的一段用来装饰贺卡，而装饰效果就是这一段上各个颜色装饰效果的</text:span><text:span text:style-name="T4">总和</text:span><text:span text:style-name="T2">。</text:span><text:span text:style-name="T3">当然，</text:span><text:span text:style-name="T5">如果所有颜色的装饰效果都只能起到负面的作用</text:span><text:span text:style-name="T5">(</text:span><text:span text:style-name="T5">即</text:span><text:span text:style-name="T5">ai &lt; 0)</text:span><text:span text:style-name="T5">，小明也可以放弃用彩带来装饰贺卡</text:span><text:span text:style-name="T5">(</text:span><text:span text:style-name="T5">获得的装饰效果为</text:span><text:span text:style-name="T5">0)</text:span><text:span text:style-name="T5">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list text:style-name="L3">
                <text:list-item>
                  <text:p text:style-name="P7"><text:span text:style-name="T6">强调连续的意义</text:span></text:p>
                </text:list-item>
                <text:list-item>
                  <text:p text:style-name="P7"><text:span text:style-name="T6">复习循环求和代码框架</text:span></text:p>
                </text:list-item>
                <text:list-item>
                  <text:p text:style-name="P7"><text:span text:style-name="T6">黄色部分为边界条件</text:span></text:p>
                </text:list-item>
              </text:list>
            </draw:text-box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最朴素的穷举法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是否能找到所有可能出现的组合？</text:p>
              </text:list-item>
              <text:list-item>
                <text:p text:style-name="P9">所用时间会不会超过1秒？（循环次数超过<text:line-break/>100000次）</text:p>
              </text:list-item>
              <text:list-item>
                <text:p text:style-name="P9">这些组合是否存在规律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8" draw:layer="layout" svg:width="16.79cm" svg:height="13.364cm" svg:x="2.098cm" svg:y="14.107cm" presentation:class="notes" presentation:user-transformed="true">
            <draw:text-box>
              <text:list text:style-name="L3">
                <text:list-item>
                  <text:p>朴素代表最容易理解的方法，但不一定是最好最快的方法</text:p>
                </text:list-item>
                <text:list-item>
                  <text:p>组合要可数</text:p>
                </text:list-item>
                <text:list-item>
                  <text:p>超时问题，对问题复杂性的估计</text:p>
                </text:list-item>
                <text:list-item>
                  <text:p>有无规律决定了是否可以使用循环</text:p>
                </text:list-item>
              </text:list>
            </draw:text-box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从最简单的例子开始分析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尽量减少数字的个数</text:p>
              </text:list-item>
              <text:list-item>
                <text:p>尽量使用满足条件的小数字，方便计算</text:p>
                <text:list>
                  <text:list-item>
                    <text:p>1</text:p>
                  </text:list-item>
                  <text:list-item>
                    <text:p>1 <text:s text:c="3"/>1</text:p>
                  </text:list-item>
                  <text:list-item>
                    <text:p>1 <text:s text:c="3"/>1 <text:s text:c="3"/>1</text:p>
                  </text:list-item>
                </text:list>
              </text:list-item>
              <text:list-item>
                <text:p>以上三个例子，那个例子是最简单的例子？</text:p>
              </text:list-item>
              <text:list-item>
                <text:p>注：<text:span text:style-name="T7">最简单的例子不能改变问题的本质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8" draw:layer="layout" svg:width="16.79cm" svg:height="13.364cm" svg:x="2.098cm" svg:y="14.107cm" presentation:class="notes">
            <draw:text-box>
              <text:p>引导学生思考和体会不改变问题本质是什么意思？引导学生用这种思维方式再次考虑上述三个例子。</text:p>
            </draw:text-box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分析最简单的例子——两个数字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所有可能出现的情况：</text:p>
                <text:list>
                  <text:list-item>
                    <text:p>有两个数字组成</text:p>
                  </text:list-item>
                  <text:list-item>
                    <text:p>数字可能是负数、0或正数</text:p>
                  </text:list-item>
                </text:list>
              </text:list-item>
              <text:list-item>
                <text:p text:style-name="P9">以数列0, <text:s text:c="2"/>1为例，能否写出所有可能的裁剪方案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分析最简单的例子——两个数字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所有可能的裁剪方案：</text:p>
                <text:list>
                  <text:list-item>
                    <text:p>0</text:p>
                  </text:list-item>
                  <text:list-item>
                    <text:p>0，1</text:p>
                  </text:list-item>
                  <text:list-item>
                    <text:p>1</text:p>
                  </text:list-item>
                </text:list>
              </text:list-item>
              <text:list-item>
                <text:p>如果是复杂一点的数列呢？</text:p>
                <text:list>
                  <text:list-item>
                    <text:p>0，1，2</text:p>
                  </text:list-item>
                  <text:list-item>
                    <text:p>0，1，2，3</text:p>
                  </text:list-item>
                </text:list>
              </text:list-item>
              <text:list-item>
                <text:p>分别写出两个数列所有可能出现的组合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8" draw:layer="layout" svg:width="16.79cm" svg:height="13.364cm" svg:x="2.098cm" svg:y="14.107cm" presentation:class="notes">
            <draw:text-box>
              <text:p>提示学生，要有规律地寻找。不能漫无目的的瞎找</text:p>
            </draw:text-box>
          </draw:frame>
        </presentation:notes>
      </draw:page>
      <draw:page draw:name="page8" draw:style-name="dp1" draw:master-page-name="template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分析最简单的例子——两个数字</text:p>
          </draw:text-box>
        </draw:frame>
        <draw:frame presentation:style-name="pr9" draw:layer="layout" svg:width="10.095cm" svg:height="11.939cm" svg:x="0.7cm" svg:y="6.985cm" presentation:class="outline" presentation:user-transformed="true">
          <draw:text-box>
            <text:list text:style-name="L4">
              <text:list-item>
                <text:p>0</text:p>
              </text:list-item>
              <text:list-item>
                <text:p>0，1</text:p>
              </text:list-item>
              <text:list-item>
                <text:p>0，1，2</text:p>
              </text:list-item>
              <text:list-item>
                <text:p>0，1，2，3</text:p>
              </text:list-item>
            </text:list>
          </draw:text-box>
        </draw:frame>
        <draw:frame presentation:style-name="pr9" draw:layer="layout" svg:width="3.112cm" svg:height="11.939cm" svg:x="23.495cm" svg:y="6.985cm" presentation:class="outline" presentation:user-transformed="true">
          <draw:text-box>
            <text:list text:style-name="L4">
              <text:list-item>
                <text:p>3</text:p>
              </text:list-item>
            </text:list>
          </draw:text-box>
        </draw:frame>
        <draw:frame presentation:style-name="pr10" draw:layer="layout" svg:width="25.197cm" svg:height="1.832cm" svg:x="1.4cm" svg:y="5.153cm" presentation:class="outline" presentation:user-transformed="true">
          <draw:text-box>
            <text:list text:style-name="L4">
              <text:list-item>
                <text:p>0，1，2，3所有可能出现的组合：</text:p>
              </text:list-item>
            </text:list>
          </draw:text-box>
        </draw:frame>
        <draw:frame presentation:style-name="pr9" draw:layer="layout" svg:width="6.605cm" svg:height="11.939cm" svg:x="11.5cm" svg:y="6.986cm" presentation:class="outline" presentation:user-transformed="true">
          <draw:text-box>
            <text:list text:style-name="L4">
              <text:list-item>
                <text:p>1</text:p>
              </text:list-item>
              <text:list-item>
                <text:p>1，2</text:p>
              </text:list-item>
              <text:list-item>
                <text:p>1，2，3</text:p>
              </text:list-item>
            </text:list>
          </draw:text-box>
        </draw:frame>
        <draw:frame presentation:style-name="pr9" draw:layer="layout" svg:width="4.705cm" svg:height="11.939cm" svg:x="18.415cm" svg:y="6.986cm" presentation:class="outline" presentation:user-transformed="true">
          <draw:text-box>
            <text:list text:style-name="L4">
              <text:list-item>
                <text:p>2</text:p>
              </text:list-item>
              <text:list-item>
                <text:p>2，3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 presentation:user-transformed="true">
          <draw:text-box>
            <text:p>序列的长度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 text:style-name="P11">常见的序列分为数列和字符串两类，像0, 1, 2, 3这样的数列，或者”hello”这样的字符串，都可以看作一个序列。</text:p>
              </text:list-item>
              <text:list-item>
                <text:p text:style-name="P11">数列的长度：包含数字的个数。<text:line-break/>0, 1, 2, 3这个序列的长度为4。</text:p>
              </text:list-item>
              <text:list-item>
                <text:p text:style-name="P11">字符串的长度：包含字符的个数，QB中可以使用len函数求得。<text:line-break/>“hello”这个序列的长度为5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分析最简单的例子——寻找规律</text:p>
          </draw:text-box>
        </draw:frame>
        <draw:frame presentation:style-name="pr9" draw:layer="layout" svg:width="10.095cm" svg:height="11.939cm" svg:x="0.7cm" svg:y="6.985cm" presentation:class="outline" presentation:user-transformed="true">
          <draw:text-box>
            <text:list text:style-name="L4">
              <text:list-item>
                <text:p>0</text:p>
              </text:list-item>
              <text:list-item>
                <text:p>0，1</text:p>
              </text:list-item>
              <text:list-item>
                <text:p>0，1，2</text:p>
              </text:list-item>
              <text:list-item>
                <text:p>0，1，2，3</text:p>
              </text:list-item>
            </text:list>
          </draw:text-box>
        </draw:frame>
        <draw:frame presentation:style-name="pr9" draw:layer="layout" svg:width="3.112cm" svg:height="11.939cm" svg:x="23.495cm" svg:y="6.985cm" presentation:class="outline" presentation:user-transformed="true">
          <draw:text-box>
            <text:list text:style-name="L4">
              <text:list-item>
                <text:p>3</text:p>
              </text:list-item>
            </text:list>
          </draw:text-box>
        </draw:frame>
        <draw:frame presentation:style-name="pr10" draw:layer="layout" svg:width="25.197cm" svg:height="1.832cm" svg:x="1.4cm" svg:y="5.153cm" presentation:class="outline" presentation:user-transformed="true">
          <draw:text-box>
            <text:list text:style-name="L4">
              <text:list-item>
                <text:p>0，1，2，3所有可能出现的组合：</text:p>
              </text:list-item>
            </text:list>
          </draw:text-box>
        </draw:frame>
        <draw:frame presentation:style-name="pr9" draw:layer="layout" svg:width="6.605cm" svg:height="11.939cm" svg:x="11.5cm" svg:y="6.986cm" presentation:class="outline" presentation:user-transformed="true">
          <draw:text-box>
            <text:list text:style-name="L4">
              <text:list-item>
                <text:p>1</text:p>
              </text:list-item>
              <text:list-item>
                <text:p>1，2</text:p>
              </text:list-item>
              <text:list-item>
                <text:p>1，2，3</text:p>
              </text:list-item>
            </text:list>
          </draw:text-box>
        </draw:frame>
        <draw:frame presentation:style-name="pr9" draw:layer="layout" svg:width="4.705cm" svg:height="11.939cm" svg:x="18.415cm" svg:y="6.986cm" presentation:class="outline" presentation:user-transformed="true">
          <draw:text-box>
            <text:list text:style-name="L4">
              <text:list-item>
                <text:p>2</text:p>
              </text:list-item>
              <text:list-item>
                <text:p>2，3</text:p>
              </text:list-item>
            </text:list>
          </draw:text-box>
        </draw:frame>
        <draw:frame presentation:style-name="pr11" draw:text-style-name="P12" draw:layer="layout" svg:width="25.197cm" svg:height="3.897cm" svg:x="1.401cm" svg:y="15.153cm" presentation:class="outline" presentation:user-transformed="true">
          <draw:text-box>
            <text:list text:style-name="L4">
              <text:list-item>
                <text:p><text:span text:style-name="T7">每组开始的数字有什么特点？</text:span></text:p>
              </text:list-item>
              <text:list-item>
                <text:p><text:span text:style-name="T7">每组序列长度是怎样变化的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穷举循环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9">使用循环语句,在数组中遍历并输出如下格式的数字：</text:p>
                <text:list>
                  <text:list-item>
                    <text:p>0<text:tab/></text:p>
                  </text:list-item>
                  <text:list-item>
                    <text:p>0，1</text:p>
                  </text:list-item>
                  <text:list-item>
                    <text:p>0，1，2</text:p>
                  </text:list-item>
                  <text:list-item>
                    <text:p>0，1，2，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8" draw:layer="layout" svg:width="16.79cm" svg:height="13.364cm" svg:x="2.098cm" svg:y="14.107cm" presentation:class="notes" presentation:user-transformed="true">
            <draw:text-box>
              <text:p>先引导一重循环，输出每一行的方法。</text:p>
              <text:p>下发模板template.bas</text:p>
            </draw:text-box>
          </draw:frame>
        </presentation:notes>
      </draw:page>
      <draw:page draw:name="page12" draw:style-name="dp1" draw:master-page-name="template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代码模板</text:p>
          </draw:text-box>
        </draw:frame>
        <draw:frame presentation:style-name="pr12" draw:text-style-name="P13" draw:layer="layout" svg:width="12.296cm" svg:height="13.859cm" svg:x="1.4cm" svg:y="4.914cm" presentation:class="outline" presentation:user-transformed="true">
          <draw:text-box>
            <text:list text:style-name="L6">
              <text:list-item>
                <text:p><text:span text:style-name="T8">CLS</text:span></text:p>
              </text:list-item>
              <text:list-item>
                <text:p><text:span text:style-name="T8">DIM array(10)</text:span></text:p>
              </text:list-item>
              <text:list-item>
                <text:p><text:span text:style-name="T8">FOR i = 1 TO 10</text:span></text:p>
              </text:list-item>
              <text:list-item>
                <text:p><text:span text:style-name="T8"><text:s text:c="2"/></text:span><text:span text:style-name="T8">array(i) = i - 1</text:span></text:p>
              </text:list-item>
              <text:list-item>
                <text:p><text:span text:style-name="T8">NEXT i</text:span></text:p>
              </text:list-item>
              <text:list-item>
                <text:p><text:span text:style-name="T8"/></text:p>
              </text:list-item>
            </text:list>
          </draw:text-box>
        </draw:frame>
        <draw:frame presentation:style-name="pr13" draw:text-style-name="P15" draw:layer="layout" svg:width="13.272cm" svg:height="13.859cm" svg:x="13.335cm" svg:y="4.914cm" presentation:class="outline" presentation:user-transformed="true">
          <draw:text-box>
            <text:list text:style-name="L7">
              <text:list-item>
                <text:p text:style-name="P14"><text:span text:style-name="T9">REM //////////////////</text:span></text:p>
              </text:list-item>
              <text:list-item>
                <text:p text:style-name="P14"><text:span text:style-name="T9">REM Your Code Start</text:span></text:p>
              </text:list-item>
              <text:list-item>
                <text:p text:style-name="P14"><text:span text:style-name="T9">REM //////////////////</text:span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>REM /////////////////</text:span></text:p>
              </text:list-item>
              <text:list-item>
                <text:p text:style-name="P14"><text:span text:style-name="T9">REM Your Code End</text:span></text:p>
              </text:list-item>
              <text:list-item>
                <text:p text:style-name="P14"><text:span text:style-name="T9">REM /////////////////</text:span></text:p>
              </text:list-item>
              <text:list-item>
                <text:p text:style-name="P14"><text:span text:style-name="T9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第一组双重循环代码</text:p>
          </draw:text-box>
        </draw:frame>
        <draw:frame presentation:style-name="pr14" draw:text-style-name="P16" draw:layer="layout" svg:width="16.86cm" svg:height="13.859cm" svg:x="6.635cm" svg:y="4.915cm" presentation:class="outline" presentation:user-transformed="true">
          <draw:text-box>
            <text:list text:style-name="L6">
              <text:list-item>
                <text:p><text:span text:style-name="T10">FOR i = 1 TO n</text:span></text:p>
              </text:list-item>
              <text:list-item>
                <text:p><text:span text:style-name="T10"><text:s text:c="2"/></text:span><text:span text:style-name="T10">FOR j = 1 TO i</text:span></text:p>
              </text:list-item>
              <text:list-item>
                <text:p><text:span text:style-name="T10"><text:s text:c="4"/></text:span><text:span text:style-name="T10">PRINT array(j);</text:span></text:p>
              </text:list-item>
              <text:list-item>
                <text:p><text:span text:style-name="T10"><text:s text:c="2"/></text:span><text:span text:style-name="T10">NEXT j</text:span></text:p>
              </text:list-item>
              <text:list-item>
                <text:p><text:span text:style-name="T10"><text:s text:c="2"/></text:span><text:span text:style-name="T10">PRINT</text:span></text:p>
              </text:list-item>
              <text:list-item>
                <text:p><text:span text:style-name="T10">NEXT 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穷举循环</text:p>
          </draw:text-box>
        </draw:frame>
        <draw:frame presentation:style-name="pr15" draw:layer="layout" svg:width="25.199cm" svg:height="1.436cm" svg:x="1.4cm" svg:y="4.914cm" presentation:class="outline" presentation:user-transformed="true">
          <draw:text-box>
            <text:list text:style-name="L4">
              <text:list-item>
                <text:p>修改循环语句，再分别输出如下格式的数字：</text:p>
              </text:list-item>
            </text:list>
          </draw:text-box>
        </draw:frame>
        <draw:frame presentation:style-name="pr9" draw:layer="layout" svg:width="3.112cm" svg:height="11.939cm" svg:x="20.71cm" svg:y="6.985cm" presentation:class="outline" presentation:user-transformed="true">
          <draw:text-box>
            <text:list text:style-name="L4">
              <text:list-item>
                <text:p>3</text:p>
              </text:list-item>
            </text:list>
          </draw:text-box>
        </draw:frame>
        <draw:frame presentation:style-name="pr9" draw:layer="layout" svg:width="6.605cm" svg:height="11.939cm" svg:x="2.715cm" svg:y="6.986cm" presentation:class="outline" presentation:user-transformed="true">
          <draw:text-box>
            <text:list text:style-name="L4">
              <text:list-item>
                <text:p>1</text:p>
              </text:list-item>
              <text:list-item>
                <text:p>1，2</text:p>
              </text:list-item>
              <text:list-item>
                <text:p>1，2，3</text:p>
              </text:list-item>
            </text:list>
          </draw:text-box>
        </draw:frame>
        <draw:frame presentation:style-name="pr9" draw:layer="layout" svg:width="4.705cm" svg:height="11.939cm" svg:x="12.63cm" svg:y="6.986cm" presentation:class="outline" presentation:user-transformed="true">
          <draw:text-box>
            <text:list text:style-name="L4">
              <text:list-item>
                <text:p>2</text:p>
              </text:list-item>
              <text:list-item>
                <text:p>2，3</text:p>
              </text:list-item>
            </text:list>
          </draw:text-box>
        </draw:frame>
        <draw:frame presentation:style-name="pr15" draw:text-style-name="P12" draw:layer="layout" svg:width="25.199cm" svg:height="2.635cm" svg:x="1.401cm" svg:y="14.914cm" presentation:class="outline" presentation:user-transformed="true">
          <draw:text-box>
            <text:list text:style-name="L5">
              <text:list-item>
                <text:p text:style-name="P11"><text:span text:style-name="T7">观察这几个循环语句，哪部分代码改变了，如何用循环把它们合并到一起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8" draw:text-style-name="P10" draw:layer="layout" svg:width="16.79cm" svg:height="13.364cm" svg:x="2.098cm" svg:y="14.107cm" presentation:class="notes" presentation:user-transformed="true">
            <draw:text-box>
              <text:p><text:span text:style-name="T6">代码分别在</text:span><text:span text:style-name="T6">forloop[1-4].bas</text:span></text:p>
            </draw:text-box>
          </draw:frame>
        </presentation:notes>
      </draw:page>
      <draw:page draw:name="page15" draw:style-name="dp1" draw:master-page-name="template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循环代码的比较</text:p>
          </draw:text-box>
        </draw:frame>
        <draw:frame presentation:style-name="pr16" draw:text-style-name="P13" draw:layer="layout" svg:width="12.7cm" svg:height="13.859cm" svg:x="0.635cm" svg:y="4.914cm" presentation:class="outline" presentation:user-transformed="true">
          <draw:text-box>
            <text:list text:style-name="L6">
              <text:list-item>
                <text:p><text:span text:style-name="T8">FOR i = 1 TO n</text:span></text:p>
              </text:list-item>
              <text:list-item>
                <text:p><text:span text:style-name="T8"><text:s text:c="2"/></text:span><text:span text:style-name="T8">FOR j = 1 TO i</text:span></text:p>
              </text:list-item>
              <text:list-item>
                <text:p><text:span text:style-name="T8"><text:s text:c="4"/></text:span><text:span text:style-name="T8">PRINT array(j);</text:span></text:p>
              </text:list-item>
              <text:list-item>
                <text:p><text:span text:style-name="T8"><text:s text:c="2"/></text:span><text:span text:style-name="T8">NEXT j</text:span></text:p>
              </text:list-item>
              <text:list-item>
                <text:p><text:span text:style-name="T8"><text:s text:c="2"/></text:span><text:span text:style-name="T8">PRINT</text:span></text:p>
              </text:list-item>
              <text:list-item>
                <text:p><text:span text:style-name="T8">NEXT i</text:span></text:p>
              </text:list-item>
            </text:list>
          </draw:text-box>
        </draw:frame>
        <draw:frame presentation:style-name="pr17" draw:text-style-name="P13" draw:layer="layout" svg:width="12.296cm" svg:height="13.859cm" svg:x="14.311cm" svg:y="4.914cm" presentation:class="outline">
          <draw:text-box>
            <text:list text:style-name="L6">
              <text:list-item>
                <text:p><text:span text:style-name="T8">FOR i = 2 TO n</text:span></text:p>
              </text:list-item>
              <text:list-item>
                <text:p><text:span text:style-name="T8"><text:s text:c="2"/></text:span><text:span text:style-name="T8">FOR j = 2 TO i</text:span></text:p>
              </text:list-item>
              <text:list-item>
                <text:p><text:span text:style-name="T8"><text:s text:c="4"/></text:span><text:span text:style-name="T8">PRINT array(j);</text:span></text:p>
              </text:list-item>
              <text:list-item>
                <text:p><text:span text:style-name="T8"><text:s text:c="2"/></text:span><text:span text:style-name="T8">NEXT j</text:span></text:p>
              </text:list-item>
              <text:list-item>
                <text:p><text:span text:style-name="T8"><text:s text:c="2"/></text:span><text:span text:style-name="T8">PRINT</text:span></text:p>
              </text:list-item>
              <text:list-item>
                <text:p><text:span text:style-name="T8">NEXT i</text:span></text:p>
              </text:list-item>
            </text:list>
          </draw:text-box>
        </draw:frame>
        <draw:custom-shape draw:style-name="gr3" draw:text-style-name="P1" draw:layer="layout" svg:width="1.269cm" svg:height="1.264cm" svg:x="19.986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69cm" svg:height="1.264cm" svg:x="21.087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69cm" svg:height="1.264cm" svg:x="7.488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69cm" svg:height="1.264cm" svg:x="6.389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12" draw:layer="layout" svg:width="25.199cm" svg:height="2.635cm" svg:x="1.402cm" svg:y="14.915cm" presentation:class="outline" presentation:user-transformed="true">
          <draw:text-box>
            <text:list text:style-name="L5">
              <text:list-item>
                <text:p text:style-name="P11"><text:span text:style-name="T7">将变化的部分用一个变量存储，外层再套一层循环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三重循环穷举</text:p>
          </draw:text-box>
        </draw:frame>
        <draw:frame presentation:style-name="pr18" draw:text-style-name="P16" draw:layer="layout" svg:width="16.86cm" svg:height="13.859cm" svg:x="6.635cm" svg:y="4.915cm" presentation:class="outline" presentation:user-transformed="true">
          <draw:text-box>
            <text:list text:style-name="L6">
              <text:list-item>
                <text:p><text:span text:style-name="T10">FOR k = 1 TO n</text:span></text:p>
              </text:list-item>
              <text:list-item>
                <text:p><text:span text:style-name="T10"><text:s text:c="2"/></text:span><text:span text:style-name="T10">FOR i = k TO n</text:span></text:p>
              </text:list-item>
              <text:list-item>
                <text:p><text:span text:style-name="T10"><text:s text:c="4"/></text:span><text:span text:style-name="T10">FOR j = k TO i</text:span></text:p>
              </text:list-item>
              <text:list-item>
                <text:p><text:span text:style-name="T10"><text:s text:c="6"/></text:span><text:span text:style-name="T10">PRINT array(j);</text:span></text:p>
              </text:list-item>
              <text:list-item>
                <text:p><text:span text:style-name="T10"><text:s text:c="4"/></text:span><text:span text:style-name="T10">NEXT j</text:span></text:p>
              </text:list-item>
              <text:list-item>
                <text:p><text:span text:style-name="T10"><text:s text:c="4"/></text:span><text:span text:style-name="T10">PRINT</text:span></text:p>
              </text:list-item>
              <text:list-item>
                <text:p><text:span text:style-name="T10"><text:s text:c="2"/></text:span><text:span text:style-name="T10">NEXT i</text:span></text:p>
              </text:list-item>
              <text:list-item>
                <text:p><text:span text:style-name="T10">NEXT k</text:span></text:p>
              </text:list-item>
            </text:list>
          </draw:text-box>
        </draw:frame>
        <draw:custom-shape draw:style-name="gr3" draw:text-style-name="P1" draw:layer="layout" svg:width="1.269cm" svg:height="1.264cm" svg:x="15.04cm" svg:y="6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69cm" svg:height="1.264cm" svg:x="16.441cm" svg:y="8.1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895cm" svg:height="1.905cm" svg:x="8.055cm" svg:y="4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08cm" svg:height="1.905cm" svg:x="8.255cm" svg:y="16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分析最简单的例子——寻找规律</text:p>
          </draw:text-box>
        </draw:frame>
        <draw:frame draw:style-name="standard" draw:layer="layout" svg:width="25.198cm" svg:height="15.431cm" svg:x="1.4cm" svg:y="4.314cm" presentation:class="table" presentation:user-transformed="true">
          <table:table table:template-name="gree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1">开始的数字</text:span></text:p>
              </table:table-cell>
              <table:table-cell>
                <text:p text:style-name="P1"><text:span text:style-name="T11">序列长度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11">0</text:span></text:p>
              </table:table-cell>
              <table:table-cell table:number-rows-spanned="4"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11">0 1</text:span></text:p>
              </table:table-cell>
              <table:covered-table-cell/>
              <table:table-cell>
                <text:p text:style-name="P1"><text:span text:style-name="T11">2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11">0 1 2</text:span></text:p>
              </table:table-cell>
              <table:covered-table-cell/>
              <table:table-cell>
                <text:p text:style-name="P1"><text:span text:style-name="T11">3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11">0 1 2 3</text:span></text:p>
              </table:table-cell>
              <table:covered-table-cell/>
              <table:table-cell>
                <text:p text:style-name="P1"><text:span text:style-name="T11">4</text:span></text:p>
              </table:table-cell>
            </table:table-row>
            <table:table-row table:style-name="ro1" table:default-cell-style-name="ce6">
              <table:table-cell table:style-name="ce5">
                <text:p text:style-name="P17"><text:span text:style-name="T11">1</text:span></text:p>
              </table:table-cell>
              <table:table-cell table:number-rows-spanned="3">
                <text:p text:style-name="P1"><text:span text:style-name="T11">1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1" table:default-cell-style-name="ce6">
              <table:table-cell table:style-name="ce5">
                <text:p text:style-name="P17"><text:span text:style-name="T11">1 2</text:span></text:p>
              </table:table-cell>
              <table:covered-table-cell/>
              <table:table-cell>
                <text:p text:style-name="P1"><text:span text:style-name="T11">2</text:span></text:p>
              </table:table-cell>
            </table:table-row>
            <table:table-row table:style-name="ro1" table:default-cell-style-name="ce6">
              <table:table-cell table:style-name="ce5">
                <text:p text:style-name="P17"><text:span text:style-name="T11">1 2 3</text:span></text:p>
              </table:table-cell>
              <table:covered-table-cell/>
              <table:table-cell>
                <text:p text:style-name="P1"><text:span text:style-name="T11">3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11">2</text:span></text:p>
              </table:table-cell>
              <table:table-cell table:number-rows-spanned="2">
                <text:p text:style-name="P1"><text:span text:style-name="T11">2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11">2 3</text:span></text:p>
              </table:table-cell>
              <table:covered-table-cell/>
              <table:table-cell>
                <text:p text:style-name="P1"><text:span text:style-name="T11">2</text:span></text:p>
              </table:table-cell>
            </table:table-row>
            <table:table-row table:style-name="ro1" table:default-cell-style-name="ce2">
              <table:table-cell table:style-name="ce1">
                <text:p text:style-name="P17"><text:span text:style-name="T11">3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1" table:default-cell-style-name="ce2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深入剖析三重循环</text:p>
          </draw:text-box>
        </draw:frame>
        <draw:frame presentation:style-name="pr9" draw:layer="layout" svg:width="10.095cm" svg:height="11.939cm" svg:x="0.7cm" svg:y="6.985cm" presentation:class="outline" presentation:user-transformed="true">
          <draw:text-box>
            <text:list text:style-name="L4">
              <text:list-item>
                <text:p>0</text:p>
              </text:list-item>
              <text:list-item>
                <text:p>0，1</text:p>
              </text:list-item>
              <text:list-item>
                <text:p>0，1，2</text:p>
              </text:list-item>
              <text:list-item>
                <text:p>0，1，2，3</text:p>
              </text:list-item>
            </text:list>
          </draw:text-box>
        </draw:frame>
        <draw:frame presentation:style-name="pr9" draw:layer="layout" svg:width="3.112cm" svg:height="11.939cm" svg:x="23.495cm" svg:y="6.985cm" presentation:class="outline" presentation:user-transformed="true">
          <draw:text-box>
            <text:list text:style-name="L4">
              <text:list-item>
                <text:p>3</text:p>
              </text:list-item>
            </text:list>
          </draw:text-box>
        </draw:frame>
        <draw:frame presentation:style-name="pr10" draw:layer="layout" svg:width="25.197cm" svg:height="1.832cm" svg:x="1.4cm" svg:y="5.153cm" presentation:class="outline" presentation:user-transformed="true">
          <draw:text-box>
            <text:list text:style-name="L4">
              <text:list-item>
                <text:p>0，1，2，3所有可能出现的组合：</text:p>
              </text:list-item>
            </text:list>
          </draw:text-box>
        </draw:frame>
        <draw:frame presentation:style-name="pr9" draw:layer="layout" svg:width="6.605cm" svg:height="11.939cm" svg:x="11.5cm" svg:y="6.986cm" presentation:class="outline" presentation:user-transformed="true">
          <draw:text-box>
            <text:list text:style-name="L4">
              <text:list-item>
                <text:p>1</text:p>
              </text:list-item>
              <text:list-item>
                <text:p>1，2</text:p>
              </text:list-item>
              <text:list-item>
                <text:p>1，2，3</text:p>
              </text:list-item>
            </text:list>
          </draw:text-box>
        </draw:frame>
        <draw:frame presentation:style-name="pr9" draw:layer="layout" svg:width="4.705cm" svg:height="11.939cm" svg:x="18.415cm" svg:y="6.986cm" presentation:class="outline" presentation:user-transformed="true">
          <draw:text-box>
            <text:list text:style-name="L4">
              <text:list-item>
                <text:p>2</text:p>
              </text:list-item>
              <text:list-item>
                <text:p>2，3</text:p>
              </text:list-item>
            </text:list>
          </draw:text-box>
        </draw:frame>
        <draw:custom-shape draw:style-name="gr4" draw:text-style-name="P1" draw:layer="layout" svg:width="8.89cm" svg:height="7.62cm" svg:x="0.935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525cm" svg:height="1.905cm" svg:x="1.135cm" svg:y="1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2.999cm" svg:height="2.999cm" svg:x="13.335cm" svg:y="16.51cm">
          <text:p text:style-name="P1"><text:span text:style-name="T12">行</text:span></text:p>
          <draw:enhanced-geometry svg:viewBox="0 0 21600 21600" draw:mirror-horizontal="false" draw:type="line-callout-2" draw:modifiers="-19468.8 -16934.4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1" draw:layer="layout" svg:width="1.905cm" svg:height="1.27cm" svg:x="8.255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2.999cm" svg:height="2.999cm" svg:x="19.468cm" svg:y="16.203cm">
          <text:p text:style-name="P1"><text:span text:style-name="T12">列</text:span></text:p>
          <draw:enhanced-geometry svg:viewBox="0 0 21600 21600" draw:mirror-horizontal="false" draw:type="line-callout-2" draw:modifiers="-66636 -17056.8 -9489.6 3657.6 -1800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18" draw:layer="layout" svg:width="2.999cm" svg:height="2.999cm" svg:x="6.526cm" svg:y="16.51cm">
          <text:p text:style-name="P1"><text:span text:style-name="T12">组</text:span></text:p>
          <draw:enhanced-geometry svg:viewBox="0 0 21600 21600" draw:mirror-horizontal="false" draw:type="line-callout-2" draw:modifiers="-39290.4 -12924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深入剖析三重循环</text:p>
          </draw:text-box>
        </draw:frame>
        <draw:frame presentation:style-name="pr19" draw:text-style-name="P16" draw:layer="layout" svg:width="16.86cm" svg:height="13.859cm" svg:x="6.635cm" svg:y="4.915cm" presentation:class="outline" presentation:user-transformed="true">
          <draw:text-box>
            <text:list text:style-name="L6">
              <text:list-item>
                <text:p><text:span text:style-name="T10">FOR k = 1 TO n</text:span></text:p>
              </text:list-item>
              <text:list-item>
                <text:p><text:span text:style-name="T10"><text:s text:c="2"/></text:span><text:span text:style-name="T10">FOR i = k TO n</text:span></text:p>
              </text:list-item>
              <text:list-item>
                <text:p><text:span text:style-name="T10"><text:s text:c="4"/></text:span><text:span text:style-name="T10">FOR j = k TO i</text:span></text:p>
              </text:list-item>
              <text:list-item>
                <text:p><text:span text:style-name="T10"><text:s text:c="6"/></text:span><text:span text:style-name="T10">PRINT array(j);</text:span></text:p>
              </text:list-item>
              <text:list-item>
                <text:p><text:span text:style-name="T10"><text:s text:c="4"/></text:span><text:span text:style-name="T10">NEXT j</text:span></text:p>
              </text:list-item>
              <text:list-item>
                <text:p><text:span text:style-name="T10"><text:s text:c="4"/></text:span><text:span text:style-name="T10">PRINT</text:span></text:p>
              </text:list-item>
              <text:list-item>
                <text:p><text:span text:style-name="T10"><text:s text:c="2"/></text:span><text:span text:style-name="T10">NEXT i</text:span></text:p>
              </text:list-item>
              <text:list-item>
                <text:p><text:span text:style-name="T10">NEXT k</text:span></text:p>
              </text:list-item>
            </text:list>
          </draw:text-box>
        </draw:frame>
        <draw:custom-shape draw:style-name="gr10" draw:text-style-name="P18" xml:id="id1" draw:id="id1" draw:layer="layout" svg:width="1.905cm" svg:height="2.54cm" svg:x="0.77cm" svg:y="9.195cm">
          <text:p text:style-name="P1"><text:span text:style-name="T12">组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xml:id="id7" draw:id="id7" draw:layer="layout" svg:width="1.905cm" svg:height="2.54cm" svg:x="4.771cm" svg:y="9.195cm">
          <text:p text:style-name="P1"><text:span text:style-name="T12">列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xml:id="id4" draw:id="id4" draw:layer="layout" svg:width="1.905cm" svg:height="2.54cm" svg:x="2.771cm" svg:y="9.195cm">
          <text:p text:style-name="P1"><text:span text:style-name="T12">行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2" draw:id="id2" draw:layer="layout" svg:width="0.635cm" svg:height="0.635cm" svg:x="6.51cm" svg:y="5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5" draw:id="id5" draw:layer="layout" svg:width="0.635cm" svg:height="0.635cm" svg:x="6.511cm" svg:y="6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" draw:id="id9" draw:layer="layout" svg:width="0.635cm" svg:height="0.635cm" svg:x="6.512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" draw:id="id8" draw:layer="layout" svg:width="0.635cm" svg:height="0.635cm" svg:x="6.513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6" draw:id="id6" draw:layer="layout" svg:width="0.635cm" svg:height="0.635cm" svg:x="6.514cm" svg:y="14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" draw:id="id3" draw:layer="layout" svg:width="0.635cm" svg:height="0.635cm" svg:x="6.515cm" svg:y="1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.722cm" svg:y1="9.195cm" svg:x2="6.51cm" svg:y2="5.532cm" draw:start-shape="id1" draw:start-glue-point="0" draw:end-shape="id2" draw:end-glue-point="6" svg:d="m1722 9195v-3663h4788">
          <text:p/>
        </draw:connector>
        <draw:connector draw:style-name="gr12" draw:text-style-name="P1" draw:layer="layout" svg:x1="1.722cm" svg:y1="11.735cm" svg:x2="6.515cm" svg:y2="16.837cm" draw:start-shape="id1" draw:start-glue-point="2" draw:end-shape="id3" draw:end-glue-point="6" svg:d="m1722 11735v5102h4793">
          <text:p/>
        </draw:connector>
        <draw:connector draw:style-name="gr12" draw:text-style-name="P1" draw:layer="layout" svg:x1="3.723cm" svg:y1="9.195cm" svg:x2="6.511cm" svg:y2="7.233cm" draw:start-shape="id4" draw:start-glue-point="0" draw:end-shape="id5" draw:end-glue-point="6" svg:d="m3723 9195v-1962h2788">
          <text:p/>
        </draw:connector>
        <draw:connector draw:style-name="gr12" draw:text-style-name="P1" draw:layer="layout" svg:x1="3.723cm" svg:y1="11.735cm" svg:x2="6.514cm" svg:y2="15.236cm" draw:start-shape="id4" draw:start-glue-point="2" draw:end-shape="id6" draw:end-glue-point="6" svg:d="m3723 11735v3501h2791">
          <text:p/>
        </draw:connector>
        <draw:connector draw:style-name="gr12" draw:text-style-name="P1" draw:layer="layout" svg:x1="5.723cm" svg:y1="11.735cm" svg:x2="6.513cm" svg:y2="12.135cm" draw:start-shape="id7" draw:start-glue-point="2" draw:end-shape="id8" draw:end-glue-point="6" svg:d="m5723 11735v400h790">
          <text:p/>
        </draw:connector>
        <draw:connector draw:style-name="gr12" draw:text-style-name="P1" draw:layer="layout" svg:x1="5.723cm" svg:y1="9.195cm" svg:x2="6.512cm" svg:y2="8.734cm" draw:start-shape="id7" draw:start-glue-point="0" draw:end-shape="id9" draw:end-glue-point="6" svg:d="m5723 9195v-461h789">
          <text:p/>
        </draw:connecto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回到问题</text:p>
          </draw:text-box>
        </draw:frame>
        <draw:frame presentation:style-name="pr20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现已知彩带由</text:span><text:span text:style-name="T3">n</text:span><text:span text:style-name="T3">种不同颜色顺次相接而成，而每种颜色的装饰效果用一个整数表示，彩带上各个颜色的装饰效果为</text:span><text:span text:style-name="T4">整数</text:span><text:span text:style-name="T4">(</text:span><text:span text:style-name="T4">包括正整数</text:span><text:span text:style-name="T4">, 0, </text:span><text:span text:style-name="T4">负整数</text:span><text:span text:style-name="T4">)</text:span><text:span text:style-name="T3">，从左到右依次为</text:span><text:span text:style-name="T3">a1, a2 … an,</text:span><text:span text:style-name="T3">小明可以从中裁剪出</text:span><text:span text:style-name="T4">连续</text:span><text:span text:style-name="T3">的一段用来装饰贺卡，而装饰效果就是这一段上各个颜色装饰效果的</text:span><text:span text:style-name="T4">总和</text:span><text:span text:style-name="T2">。</text:span><text:span text:style-name="T3">当然，</text:span><text:span text:style-name="T5">如果所有颜色的装饰效果都只能起到负面的作用</text:span><text:span text:style-name="T5">(</text:span><text:span text:style-name="T5">即</text:span><text:span text:style-name="T5">ai &lt; 0)</text:span><text:span text:style-name="T5">，小明也可以放弃用彩带来装饰贺卡</text:span><text:span text:style-name="T5">(</text:span><text:span text:style-name="T5">获得的装饰效果为</text:span><text:span text:style-name="T5">0)</text:span><text:span text:style-name="T5">。</text:span></text:p>
              </text:list-item>
              <text:list-item>
                <text:p text:style-name="P5"><text:span text:style-name="T4">对穷举的结果每行求和</text:span></text:p>
              </text:list-item>
              <text:list-item>
                <text:p text:style-name="P5"><text:span text:style-name="T4">记录和中最大的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9" draw:layer="layout" svg:width="16.79cm" svg:height="13.364cm" svg:x="2.098cm" svg:y="14.107cm" presentation:class="notes">
            <draw:text-box>
              <text:list text:style-name="L3">
                <text:list-item>
                  <text:p text:style-name="P7"><text:span text:style-name="T13">强调连续的意义</text:span></text:p>
                </text:list-item>
                <text:list-item>
                  <text:p text:style-name="P7"><text:span text:style-name="T13">复习循环求和代码框架</text:span></text:p>
                </text:list-item>
                <text:list-item>
                  <text:p text:style-name="P7"><text:span text:style-name="T13">黄色部分为边界条件</text:span></text:p>
                </text:list-item>
              </text:list>
            </draw:text-box>
          </draw:frame>
        </presentation:notes>
      </draw:page>
      <draw:page draw:name="page2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边界条件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9"><text:span text:style-name="T5">如果所有颜色的装饰效果都只能起到负面的作用</text:span><text:span text:style-name="T5">(</text:span><text:span text:style-name="T5">即</text:span><text:span text:style-name="T5">ai &lt; 0)</text:span><text:span text:style-name="T5">，小明也可以放弃用彩带来装饰贺卡</text:span><text:span text:style-name="T5">(</text:span><text:span text:style-name="T5">获得的装饰效果为</text:span><text:span text:style-name="T5">0)</text:span><text:span text:style-name="T5">。</text:span></text:p>
              </text:list-item>
              <text:list-item>
                <text:p text:style-name="P9"><text:span text:style-name="T4">如果最大的和是一个负数，那么结果应该输出</text:span><text:span text:style-name="T4">0</text:span><text:span text:style-name="T4">，而不是这个数字本身。（这就是边界条件，也就是特殊情况。在比赛中，这里可能是程序最容易丢分或错误的地方。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背景问题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其实这道题目的数学模型是：</text:p>
                <text:list>
                  <text:list-item>
                    <text:p><text:span text:style-name="T7">最大子序列和</text:span></text:p>
                  </text:list-item>
                </text:list>
              </text:list-item>
              <text:list-item>
                <text:p><text:span text:style-name="T14">解决方法：</text:span></text:p>
                <text:list>
                  <text:list-item>
                    <text:p><text:span text:style-name="T14">穷举法</text:span></text:p>
                  </text:list-item>
                  <text:list-item>
                    <text:p><text:span text:style-name="T14">分治法</text:span></text:p>
                  </text:list-item>
                  <text:list-item>
                    <text:p><text:span text:style-name="T14">动态规划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16T21:55:30</meta:creation-date>
    <dc:language>fi-FI</dc:language>
    <meta:editing-cycles>45</meta:editing-cycles>
    <meta:editing-duration>PT11H9M23S</meta:editing-duration>
    <meta:initial-creator>Richard Ma</meta:initial-creator>
    <dc:date>2011-05-27T17:24:52</dc:date>
    <dc:creator>Richard Ma</dc:creator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libreoffice/3/user/template/fhlnoip_template.otp"/>
  </office:meta>
</office:document-meta>
</file>